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10 Pitch" svg:font-family="'Courier 10 Pitch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2" svg:font-family="'DejaVu Sans'" style:font-adornments="Condensed Oblique" style:font-family-generic="swiss" style:font-pitch="variable"/>
    <style:font-face style:name="DejaVu Sans" svg:font-family="'DejaVu Sans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4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Heading_20_2">
      <style:text-properties fo:font-style="normal" style:font-style-asian="normal" style:font-style-complex="normal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style:font-name="Courier 10 Pitch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1" style:family="text">
      <style:text-properties fo:color="#660000"/>
    </style:style>
    <style:style style:name="T2" style:family="text">
      <style:text-properties fo:color="#000000"/>
    </style:style>
    <style:style style:name="T3" style:family="text">
      <style:text-properties fo:color="#0082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test</text:h>
      <text:p text:style-name="Text_20_body"/>
      <text:h text:style-name="P2" text:outline-level="2">Extract the source code</text:h>
      <text:p text:style-name="P1"/>
      <text:p text:style-name="P1">The repository name is:</text:p>
      <text:p text:style-name="P1">https://phpruntests.googlecode.com/svn/trunk</text:p>
      <text:p text:style-name="P1"/>
      <text:p text:style-name="P1">Anonymous access is from:</text:p>
      <text:p text:style-name="P1">http://code.google.com/p/phpruntests/source/browse</text:p>
      <text:p text:style-name="P1"/>
      <text:p text:style-name="P1">All of the unit tests code are under the phpruntests/tests directory.</text:p>
      <text:p text:style-name="P1"/>
      <text:p text:style-name="P1"/>
      <text:h text:style-name="P2" text:outline-level="2">Run the unit tests</text:h>
      <text:p text:style-name="P1"/>
      <text:p text:style-name="P4">Install PHPUnit</text:p>
      <text:p text:style-name="P4">Install phing</text:p>
      <text:p text:style-name="P4">Install Xdebug</text:p>
      <text:p text:style-name="P4"/>
      <text:p text:style-name="P4">There is a build.xml file in the source which will run all the tests and produce a code coverage report (but only if you have Xdebug installed). In teh phpruntests directory, typ:</text:p>
      <text:p text:style-name="P4"/>
      <text:p text:style-name="P5">phing test</text:p>
      <text:p text:style-name="P4"/>
      <text:p text:style-name="P4">Tests can be run one at a time using PHPUnit. I do this using the Eclipse command line.</text:p>
      <text:p text:style-name="P4"/>
      <text:p text:style-name="P4">Note: Some tests require a PHP executable to run. The executable is found using this:</text:p>
      <text:p text:style-name="P4"/>
      <text:p text:style-name="P6"><text:span text:style-name="T1">$this</text:span><text:span text:style-name="T2">-&gt;php</text:span> <text:span text:style-name="T2">=</text:span> <text:span text:style-name="T2">trim(shell_exec(</text:span><text:span text:style-name="T3">"which php"</text:span><text:span text:style-name="T2">));</text:span></text:p>
      <text:p text:style-name="P4"/>
      <text:p text:style-name="P4">Which works on my (Ubuntu) system but will almost certainly not work on Windows and may not work on other Unix like distributions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10 Pitch" svg:font-family="'Courier 10 Pitch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2" svg:font-family="'DejaVu Sans'" style:font-adornments="Condensed Oblique" style:font-family-generic="swiss" style:font-pitch="variable"/>
    <style:font-face style:name="DejaVu Sans" svg:font-family="'DejaVu Sans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4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4" style:font-size-asian="10.5pt" style:language-asian="zxx" style:country-asian="none" style:font-name-complex="DejaVu Sans4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4" style:font-size-asian="14pt" style:font-name-complex="DejaVu Sans4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DejaVu Sans" fo:font-weight="150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DejaVu Sans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DejaVu Sans2" fo:font-size="14pt" fo:font-style="oblique" fo:font-weight="normal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DejaVu Sans1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a" text:display-levels="2">
        <style:list-level-properties text:min-label-distance="0.381cm"/>
      </text:outline-level-style>
      <text:outline-level-style text:level="3" style:num-format="i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zoe</meta:initial-creator>
    <meta:creation-date>2009-03-10T20:55:15</meta:creation-date>
    <dc:creator>zoe</dc:creator>
    <dc:date>2009-04-13T09:11:37</dc:date>
    <meta:editing-cycles>10</meta:editing-cycles>
    <meta:editing-duration>PT3H5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144" meta:character-count="839"/>
  </office:meta>
</office:document-meta>
</file>